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>
            <text:p>RAW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" calcext:value-type="float">
            <text:p>1</text:p>
          </table:table-cell>
          <table:table-cell table:formula="of:=([.B2]-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6.33" calcext:value-type="float">
            <text:p>6.33</text:p>
          </table:table-cell>
          <table:table-cell table:formula="of:=([.B3]-1)" office:value-type="float" office:value="5.33" calcext:value-type="float">
            <text:p>5.33</text:p>
          </table:table-cell>
          <table:table-cell table:formula="of:=([.C3]-[.C2])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2.23" calcext:value-type="float">
            <text:p>12.23</text:p>
          </table:table-cell>
          <table:table-cell table:formula="of:=([.B4]-1)" office:value-type="float" office:value="11.23" calcext:value-type="float">
            <text:p>11.23</text:p>
          </table:table-cell>
          <table:table-cell table:formula="of:=([.C4]-[.C3]-0.83)" office:value-type="float" office:value="5.07" calcext:value-type="float">
            <text:p>5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3.26" calcext:value-type="float">
            <text:p>13.26</text:p>
          </table:table-cell>
          <table:table-cell table:formula="of:=([.B5]-1)" office:value-type="float" office:value="12.26" calcext:value-type="float">
            <text:p>12.26</text:p>
          </table:table-cell>
          <table:table-cell table:formula="of:=([.C5]-[.C4]-0.83)" office:value-type="float" office:value="0.199999999999999" calcext:value-type="float">
            <text:p>0.1999999999999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table:formula="of:=([.B6]-1)" office:value-type="float" office:value="20" calcext:value-type="float">
            <text:p>20</text:p>
          </table:table-cell>
          <table:table-cell table:formula="of:=([.C6]-[.C5]-0.5)" office:value-type="float" office:value="7.24" calcext:value-type="float">
            <text:p>7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8.2" calcext:value-type="float">
            <text:p>28.2</text:p>
          </table:table-cell>
          <table:table-cell table:formula="of:=([.B7]-1)" office:value-type="float" office:value="27.2" calcext:value-type="float">
            <text:p>27.2</text:p>
          </table:table-cell>
          <table:table-cell table:formula="of:=([.C7]-[.C6]-0.5)" office:value-type="float" office:value="6.7" calcext:value-type="float">
            <text:p>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table:formula="of:=([.B8]-1)" office:value-type="float" office:value="32" calcext:value-type="float">
            <text:p>32</text:p>
          </table:table-cell>
          <table:table-cell table:formula="of:=([.C8]-[.C7]-0.5)" office:value-type="float" office:value="4.3" calcext:value-type="float">
            <text:p>4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9.3" calcext:value-type="float">
            <text:p>39.3</text:p>
          </table:table-cell>
          <table:table-cell table:formula="of:=([.B9]-1)" office:value-type="float" office:value="38.3" calcext:value-type="float">
            <text:p>38.3</text:p>
          </table:table-cell>
          <table:table-cell table:formula="of:=([.C9]-[.C8]-0.83)" office:value-type="float" office:value="5.47" calcext:value-type="float">
            <text:p>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40.23" calcext:value-type="float">
            <text:p>40.23</text:p>
          </table:table-cell>
          <table:table-cell table:formula="of:=([.B10]-1)" office:value-type="float" office:value="39.23" calcext:value-type="float">
            <text:p>39.23</text:p>
          </table:table-cell>
          <table:table-cell table:formula="of:=([.C10]-[.C9]-0.83)" office:value-type="float" office:value="0.0999999999999996" calcext:value-type="float">
            <text:p>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NAKE</text:p>
          </table:table-cell>
          <table:table-cell office:value-type="float" office:value="42.56" calcext:value-type="float">
            <text:p>42.56</text:p>
          </table:table-cell>
          <table:table-cell table:formula="of:=([.B11]-1)" office:value-type="float" office:value="41.56" calcext:value-type="float">
            <text:p>41.56</text:p>
          </table:table-cell>
          <table:table-cell table:formula="of:=([.C11]-[.C10]-0.83)" office:value-type="float" office:value="1.50000000000001" calcext:value-type="float">
            <text:p>1.50000000000001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2T10:37:54.063000000</meta:creation-date>
    <dc:date>2020-04-12T11:16:47.153000000</dc:date>
    <meta:editing-duration>PT8M33S</meta:editing-duration>
    <meta:editing-cycles>2</meta:editing-cycles>
    <meta:generator>LibreOffice/6.3.1.2$Windows_X86_64 LibreOffice_project/b79626edf0065ac373bd1df5c28bd630b4424273</meta:generator>
    <meta:document-statistic meta:table-count="1" meta:cell-count="42" meta:object-count="0"/>
  </office:meta>
</office:document-meta>
</file>